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445in"/>
    </style:style>
    <style:style style:name="co2" style:family="table-column">
      <style:table-column-properties fo:break-before="auto" style:column-width="5.3689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" style:family="table-cell" style:parent-style-name="Default">
      <style:table-cell-properties fo:background-color="#fefe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Guidelines for making</text:p>
          </table:table-cell>
          <table:table-cell table:style-name="ce5" office:value-type="string" calcext:value-type="string">
            <text:p><text:a xlink:href="http://www.tiresias.org/research/guidelines/guidelines_list.htm#technologyareas" xlink:type="simple">http://www.tiresias.org/research/guidelines/guidelines_list.htm#technologyareas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Micro</text:p>
          </table:table-cell>
          <table:table-cell table:style-name="ce5" office:value-type="string" calcext:value-type="string">
            <text:p><text:a xlink:href="https://www.sparkfun.com/tutorials/337" xlink:type="simple">https://www.sparkfun.com/tutorials/337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 Tracking and Writing</text:p>
          </table:table-cell>
          <table:table-cell table:style-name="ce5" office:value-type="string" calcext:value-type="string">
            <text:p><text:a xlink:href="http://www.instructables.com/id/The-EyeWriter-20/?ALLSTEPS" xlink:type="simple">http://www.instructables.com/id/The-EyeWriter-20/?ALLSTEPS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ras for arduino</text:p>
          </table:table-cell>
          <table:table-cell table:style-name="ce5" office:value-type="string" calcext:value-type="string">
            <text:p><text:a xlink:href="http://www.arducam.com/" xlink:type="simple">http://www.arducam.com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ras for arduino and rusb</text:p>
          </table:table-cell>
          <table:table-cell table:style-name="ce5" office:value-type="string" calcext:value-type="string">
            <text:p><text:a xlink:href="http://www.instructables.com/id/How-to-use-OV7670-Camera-Module-with-Arduino/" xlink:type="simple">http://www.instructables.com/id/How-to-use-OV7670-Camera-Module-with-Arduino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ch board is the right for me</text:p>
          </table:table-cell>
          <table:table-cell table:style-name="ce5" office:value-type="string" calcext:value-type="string">
            <text:p><text:a xlink:href="http://makezine.com/magazine/make-36-boards/which-board-is-right-for-me/" xlink:type="simple">http://makezine.com/magazine/make-36-boards/which-board-is-right-for-me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b 2.0 specification</text:p>
          </table:table-cell>
          <table:table-cell table:style-name="ce5" office:value-type="string" calcext:value-type="string">
            <text:p><text:a xlink:href="http://sdpha2.ucsd.edu/Lab_Equip_Manuals/usb_20.pdf" xlink:type="simple">http://sdpha2.ucsd.edu/Lab_Equip_Manuals/usb_20.pdf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b 3.0 specification</text:p>
          </table:table-cell>
          <table:table-cell table:style-name="ce5" office:value-type="string" calcext:value-type="string">
            <text:p><text:a xlink:href="http://www.gaw.ru/pdf/interface/usb/USB%203%200_english.pdf" xlink:type="simple">http://www.gaw.ru/pdf/interface/usb/USB%203%200_english.pdf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ure on wireless communication </text:p>
          </table:table-cell>
          <table:table-cell table:style-name="ce5" office:value-type="string" calcext:value-type="string">
            <text:p><text:a xlink:href="http://courses.cs.washington.edu/courses/csep567/10wi/lectures/Lecture8.pdf" xlink:type="simple">http://courses.cs.washington.edu/courses/csep567/10wi/lectures/Lecture8.pdf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δικτυα</text:p>
          </table:table-cell>
          <table:table-cell table:style-name="ce5" office:value-type="string" calcext:value-type="string">
            <text:p><text:a xlink:href="http://de.teikav.edu.gr/telematics/pdf/3o_Meros_Asyrmata_thlematikh.pdf" xlink:type="simple">http://de.teikav.edu.gr/telematics/pdf/3o_Meros_Asyrmata_thlematikh.pdf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Bee Arduino with Rpi </text:p>
          </table:table-cell>
          <table:table-cell table:style-name="ce5" office:value-type="string" calcext:value-type="string">
            <text:p><text:a xlink:href="https://jeffskinnerbox.wordpress.com/2013/03/20/the-simplest-xbee-network/" xlink:type="simple">https://jeffskinnerbox.wordpress.com/2013/03/20/the-simplest-xbee-network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ding rssi to arduino xbee</text:p>
          </table:table-cell>
          <table:table-cell table:style-name="ce5" office:value-type="string" calcext:value-type="string">
            <text:p><text:a xlink:href="http://www.instructables.com/id/Getting-xBee-RSSI-value/" xlink:type="simple">http://www.instructables.com/id/Getting-xBee-RSSI-value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PU ..........</text:p>
          </table:table-cell>
          <table:table-cell table:style-name="ce5" office:value-type="string" calcext:value-type="string">
            <text:p><text:a xlink:href="http://www.geekmomprojects.com/mpu-6050-redux-dmp-data-fusion-vs-complementary-filter/" xlink:type="simple">http://www.geekmomprojects.com/mpu-6050-redux-dmp-data-fusion-vs-complementary-filter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Xbee setup (with leonardo)</text:p>
          </table:table-cell>
          <table:table-cell table:style-name="ce5" office:value-type="string" calcext:value-type="string">
            <text:p><text:a xlink:href="http://www.auctoris.co.uk/2013/02/24/arduino-xbee/" xlink:type="simple">http://www.auctoris.co.uk/2013/02/24/arduino-xbee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alling the X-CTU utility in Wine</text:p>
          </table:table-cell>
          <table:table-cell table:style-name="ce5" office:value-type="string" calcext:value-type="string">
            <text:p><text:a xlink:href="https://github.com/TauLabs/TauLabs/wiki/Xbee-Programming-on-Linux" xlink:type="simple">https://github.com/TauLabs/TauLabs/wiki/Xbee-Programming-on-Linux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la kai diafora modules (bluetooth,zigbee)</text:p>
          </table:table-cell>
          <table:table-cell table:style-name="ce5" office:value-type="string" calcext:value-type="string">
            <text:p><text:a xlink:href="https://alselectro.wordpress.com/page/3/" xlink:type="simple">https://alselectro.wordpress.com/page/3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itte mouse data using Arduino /ZigBee</text:p>
          </table:table-cell>
          <table:table-cell table:style-name="ce5" office:value-type="string" calcext:value-type="string">
            <text:p><text:a xlink:href="http://www.engineersgarage.com/embedded/arduino/how-to-transmit-mouse-data-using-xbee-with-arduino#" xlink:type="simple">http://www.engineersgarage.com/embedded/arduino/how-to-transmit-mouse-data-using-xbee-with-arduino#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ver kai xbee</text:p>
          </table:table-cell>
          <table:table-cell table:style-name="ce5" office:value-type="string" calcext:value-type="string">
            <text:p><text:a xlink:href="http://www.instructables.com/id/DFRobotShop-Rover-wXbee/?ALLSTEPS" xlink:type="simple">http://www.instructables.com/id/DFRobotShop-Rover-wXbee/?ALLSTEPS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tton mouse control</text:p>
          </table:table-cell>
          <table:table-cell table:style-name="ce5" office:value-type="string" calcext:value-type="string">
            <text:p><text:a xlink:href="https://www.arduino.cc/en/Tutorial/ButtonMouseControl" xlink:type="simple">https://www.arduino.cc/en/Tutorial/ButtonMouseControl</text:a>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<text:a xlink:href="https://pypi.python.org/pypi/XBee/2.1.0" xlink:type="simple">https://pypi.python.org/pypi/XBee/2.1.0</text:a>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<text:a xlink:href="https://raspberrypi.stackexchange.com/questions/23438/how-to-import-xbee-to-python" xlink:type="simple">https://raspberrypi.stackexchange.com/questions/23438/how-to-import-xbee-to-python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bee python documentation</text:p>
          </table:table-cell>
          <table:table-cell table:style-name="ce5" office:value-type="string" calcext:value-type="string">
            <text:p><text:a xlink:href="https://code.google.com/p/python-xbee/downloads/list" xlink:type="simple">https://code.google.com/p/python-xbee/downloads/list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ouble connecting Xbee Series 1 to Raspberry Pi</text:p>
          </table:table-cell>
          <table:table-cell table:style-name="ce5" office:value-type="string" calcext:value-type="string">
            <text:p><text:a xlink:href="http://www.digi.com/support/forum/44925/trouble-connecting-xbee-series-1-to-raspberry-pi" xlink:type="simple">http://www.digi.com/support/forum/44925/trouble-connecting-xbee-series-1-to-raspberry-pi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bee and raspberry pi 1</text:p>
          </table:table-cell>
          <table:table-cell table:style-name="ce5" office:value-type="string" calcext:value-type="string">
            <text:p><text:a xlink:href="https://jeffskinnerbox.wordpress.com/2012/12/05/raspberry-pi-serial-communication/" xlink:type="simple">https://jeffskinnerbox.wordpress.com/2012/12/05/raspberry-pi-serial-communication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 Xbee to raspberry with Python</text:p>
          </table:table-cell>
          <table:table-cell table:style-name="ce5" office:value-type="string" calcext:value-type="string">
            <text:p><text:a xlink:href="http://www.prodigyproductionsllc.com/articles/programming/add-xbee-to-raspberry-pi-with-python/" xlink:type="simple">http://www.prodigyproductionsllc.com/articles/programming/add-xbee-to-raspberry-pi-with-python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d Serial string</text:p>
          </table:table-cell>
          <table:table-cell table:style-name="ce5" office:value-type="string" calcext:value-type="string">
            <text:p><text:a xlink:href="http://stackoverflow.com/questions/5697047/convert-serial-read-into-a-useable-string-using-arduino" xlink:type="simple">http://stackoverflow.com/questions/5697047/convert-serial-read-into-a-useable-string-using-arduino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spberry Pi emulates a wireless keyboard</text:p>
          </table:table-cell>
          <table:table-cell table:style-name="ce5" office:value-type="string" calcext:value-type="string">
            <text:p><text:a xlink:href="http://www.linuxuser.co.uk/tutorials/emulate-a-bluetooth-keyboard-with-the-raspberry-pi" xlink:type="simple">http://www.linuxuser.co.uk/tutorials/emulate-a-bluetooth-keyboard-with-the-raspberry-pi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eyboard Input</text:p>
          </table:table-cell>
          <table:table-cell table:style-name="ce5" office:value-type="string" calcext:value-type="string">
            <text:p><text:a xlink:href="https://www.raspberrypi.org/forums/viewtopic.php?f=32&amp;t=8545" xlink:type="simple">https://www.raspberrypi.org/forums/viewtopic.php?f=32&amp;t=8545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ygame</text:p>
          </table:table-cell>
          <table:table-cell table:style-name="ce5" office:value-type="string" calcext:value-type="string">
            <text:p><text:a xlink:href="http://www.pygame.org/docs/ref/key.html" xlink:type="simple">http://www.pygame.org/docs/ref/key.html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yAutoGui</text:p>
          </table:table-cell>
          <table:table-cell table:style-name="ce5" office:value-type="string" calcext:value-type="string">
            <text:p><text:a xlink:href="http://pyautogui.readthedocs.org/en/latest/mouse.html" xlink:type="simple">http://pyautogui.readthedocs.org/en/latest/mouse.html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n source ecology(3D Freecad , 2D LibreCad)</text:p>
          </table:table-cell>
          <table:table-cell table:style-name="ce5" office:value-type="string" calcext:value-type="string">
            <text:p><text:a xlink:href="http://opensourceecology.org/wiki/CAD_tools#CADEMIA" xlink:type="simple">http://opensourceecology.org/wiki/CAD_tools#CADEMIA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ke a python script run on startup</text:p>
          </table:table-cell>
          <table:table-cell table:style-name="ce5" office:value-type="string" calcext:value-type="string">
            <text:p><text:a xlink:href="http://blog.scphillips.com/posts/2013/07/getting-a-python-script-to-run-in-the-background-as-a-service-on-boot/" xlink:type="simple">http://blog.scphillips.com/posts/2013/07/getting-a-python-script-to-run-in-the-background-as-a-service-on-boot/</text:a>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<text:a xlink:href="http://www.raspberrypi-spy.co.uk/2015/02/how-to-autorun-a-python-script-on-raspberry-pi-boot/" xlink:type="simple">http://www.raspberrypi-spy.co.uk/2015/02/how-to-autorun-a-python-script-on-raspberry-pi-boot/</text:a>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<text:a xlink:href="http://www.raspberry-projects.com/pi/pi-operating-systems/raspbian/scripts" xlink:type="simple">http://www.raspberry-projects.com/pi/pi-operating-systems/raspbian/scripts</text:a>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<text:a xlink:href="https://www.raspberrypi.org/forums/viewtopic.php?f=63&amp;t=46125" xlink:type="simple">https://www.raspberrypi.org/forums/viewtopic.php?f=63&amp;t=46125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n xronodiagramma ekteleshs progrmmatwn</text:p>
          </table:table-cell>
          <table:table-cell table:style-name="ce5" office:value-type="string" calcext:value-type="string">
            <text:p><text:a xlink:href="http://www.thegeekstuff.com/2009/06/15-practical-crontab-examples/" xlink:type="simple">http://www.thegeekstuff.com/2009/06/15-practical-crontab-examples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 from startup with option of exit</text:p>
          </table:table-cell>
          <table:table-cell table:style-name="ce5" office:value-type="string" calcext:value-type="string">
            <text:p><text:a xlink:href="http://www.stuffaboutcode.com/2012/06/raspberry-pi-run-program-at-start-up.html" xlink:type="simple">http://www.stuffaboutcode.com/2012/06/raspberry-pi-run-program-at-start-up.html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terstartx</text:p>
          </table:table-cell>
          <table:table-cell table:style-name="ce5" office:value-type="string" calcext:value-type="string">
            <text:p><text:a xlink:href="http://www.raspberrypi-spy.co.uk/2014/05/how-to-autostart-apps-in-rasbian-lxde-desktop/" xlink:type="simple">http://www.raspberrypi-spy.co.uk/2014/05/how-to-autostart-apps-in-rasbian-lxde-desktop/</text:a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Pi Easy SD Card Setup</text:p>
          </table:table-cell>
          <table:table-cell table:style-name="ce5" office:value-type="string" calcext:value-type="string">
            <text:p><text:a xlink:href="http://elinux.org/RPi_Easy_SD_Card_Setup" xlink:type="simple">http://elinux.org/RPi_Easy_SD_Card_Setup</text:a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Pi Resize Flash Partitions</text:p>
          </table:table-cell>
          <table:table-cell table:style-name="ce5" office:value-type="string" calcext:value-type="string">
            <text:p><text:a xlink:href="http://elinux.org/RPi_Resize_Flash_Partitions" xlink:type="simple">http://elinux.org/RPi_Resize_Flash_Partitions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spberry security camera</text:p>
          </table:table-cell>
          <table:table-cell table:style-name="ce5" office:value-type="string" calcext:value-type="string">
            <text:p><text:a xlink:href="http://www.pyimagesearch.com/2015/07/27/installing-opencv-3-0-for-both-python-2-7-and-python-3-on-your-raspberry-pi-2/" xlink:type="simple">http://www.pyimagesearch.com/2015/07/27/installing-opencv-3-0-for-both-python-2-7-and-python-3-on-your-raspberry-pi-2/</text:a></text:p>
          </table:table-cell>
          <table:table-cell table:number-columns-repeated="1022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LibreOffice/4.2.8.2$Linux_X86_64 LibreOffice_project/420m0$Build-2</meta:generator>
  </office:meta>
</office:document-meta>
</file>